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592cm" fo:min-width="17.597cm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9.592cm" fo:min-width="0.77cm"/>
    </style:style>
    <style:style style:name="gr3" style:family="graphic" style:parent-style-name="standard">
      <style:graphic-properties draw:fill-color="#ffe994" draw:textarea-horizontal-align="justify" draw:textarea-vertical-align="middle" draw:auto-grow-height="false" fo:min-height="0.702cm" fo:min-width="17.598cm"/>
    </style:style>
    <style:style style:name="gr4" style:family="graphic" style:parent-style-name="standard">
      <style:graphic-properties draw:stroke="dash" draw:stroke-dash="Dot" svg:stroke-width="0.159cm" svg:stroke-color="#ff3838" draw:marker-start-width="0.438cm" draw:marker-end-width="0.438cm" draw:textarea-horizontal-align="justify" draw:textarea-vertical-align="middle" draw:auto-grow-height="false" fo:min-height="7.052cm" fo:min-width="15.058cm" fo:padding-top="0.204cm" fo:padding-bottom="0.204cm" fo:padding-left="0.329cm" fo:padding-right="0.329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195cm" fo:min-width="14.422cm"/>
    </style:style>
    <style:style style:name="gr6" style:family="graphic" style:parent-style-name="standard">
      <style:graphic-properties draw:fill-color="#ffaa95" draw:textarea-horizontal-align="justify" draw:textarea-vertical-align="middle" draw:auto-grow-height="false" fo:min-height="0.873cm" fo:min-width="0.623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338cm" fo:min-width="13.1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9" style:family="graphic" style:parent-style-name="standard">
      <style:graphic-properties draw:fill-color="#3faf46" draw:textarea-horizontal-align="justify" draw:textarea-vertical-align="middle" draw:auto-grow-height="false" fo:min-height="1.656cm" fo:min-width="13.152cm"/>
      <style:paragraph-properties style:writing-mode="lr-tb"/>
    </style:style>
    <style:style style:name="gr10" style:family="graphic" style:parent-style-name="objectwithoutfill">
      <style:graphic-properties svg:stroke-width="0.212cm" svg:stroke-color="#00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8.326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e994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aa95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999999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 fo:font-size="15pt" style:font-size-asian="15pt" style:font-size-complex="15pt"/>
    </style:style>
    <style:style style:name="P8" style:family="paragraph">
      <loext:graphic-properties draw:fill-color="#3faf46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/>
    </style:style>
    <style:style style:name="T1" style:family="text">
      <style:text-properties fo:color="#c9211e" loext:opacity="100%" fo:font-size="15pt" style:font-size-asian="15pt" style:font-size-complex="15pt"/>
    </style:style>
    <style:style style:name="T2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7cm" svg:height="9.842cm" svg:x="1.317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9.842cm" svg:x="1.317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098cm" svg:height="0.952cm" svg:x="1.31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5.558cm" svg:height="7.302cm" svg:x="3.222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4.922cm" svg:height="4.445cm" svg:x="3.54cm" svg:y="6.3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87cm" svg:height="1.587cm" svg:x="5.127cm" svg:y="4.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1.587cm" svg:height="1.587cm" svg:x="9.572cm" svg:y="4.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1.587cm" svg:height="1.587cm" svg:x="14.335cm" svg:y="4.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6" draw:layer="layout" svg:width="13.652cm" svg:height="1.588cm" svg:x="4.175cm" svg:y="6.714cm">
          <text:p text:style-name="P5">A: Dialog Lorem Ipsum Bla Bla Bla </text:p>
          <text:p text:style-name="P5">………………………………………….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398cm" svg:height="1.427cm" svg:x="13.699cm" svg:y="2.587cm">
          <draw:text-box>
            <text:p><text:span text:style-name="T1">ExerciseComponent</text:span></text:p>
          </draw:text-box>
        </draw:frame>
        <draw:custom-shape draw:style-name="gr9" draw:text-style-name="P8" draw:layer="layout" svg:width="13.652cm" svg:height="1.906cm" svg:x="4.175cm" svg:y="8.619cm">
          <text:p text:style-name="P5">&lt;-- Optional: Aufgabe, die bearbeitet wird →<text:line-break/>(mit Check-Funktion)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6.24cm" svg:y1="11.16cm" svg:x2="19.034cm" svg:y2="11.16cm">
          <text:p/>
        </draw:line>
        <draw:line draw:style-name="gr10" draw:text-style-name="P9" draw:layer="layout" svg:x1="5.762cm" svg:y1="11.16cm" svg:x2="2.968cm" svg:y2="11.198cm">
          <text:p/>
        </draw:line>
        <draw:frame draw:style-name="gr11" draw:text-style-name="P10" draw:layer="layout" svg:width="7.62cm" svg:height="1.905cm" svg:x="1.635cm" svg:y="12.112cm">
          <draw:text-box>
            <text:p>+ Log an der Seite</text:p>
          </draw:text-box>
        </draw:frame>
        <draw:frame draw:style-name="gr12" draw:text-style-name="P11" draw:layer="layout" svg:width="18.415cm" svg:height="9.131cm" svg:x="1.317cm" svg:y="14.335cm">
          <draw:text-box>
            <text:p><text:span text:style-name="T2">Tabelle Characters</text:span></text:p>
            <text:p><text:span text:style-name="T3">ID (NOT NULL), CharName (NOT NULL), </text:span><text:span text:style-name="T4">CharImg (NOT NULL)</text:span></text:p>
            <text:p><text:span text:style-name="T4"/></text:p>
            <text:p><text:span text:style-name="T2">Tabelle Dialog </text:span></text:p>
            <text:p><text:span text:style-name="T4">ID (NOT NULL), definition</text:span></text:p>
            <text:p><text:span text:style-name="T4"/></text:p>
            <text:p><text:span text:style-name="T4">Definition (String, eigene Skriptsprache) → gibt es sowas schon?</text:span></text:p>
            <text:p><text:span text:style-name="T4">Beinhaltet an den richtigen Stellen exerciseID, text_key</text:span></text:p>
            <text:p><text:span text:style-name="T4"/></text:p>
            <text:p><text:span text:style-name="T4">Idee:</text:span><text:span text:style-name="T4"><text:line-break/></text:span><text:span text:style-name="T4">- Tabelle “Exercise” um Feld content erweitern</text:span></text:p>
            <text:p><text:span text:style-name="T4">- Content + solution sind JSON</text:span></text:p>
            <text:p><text:span text:style-name="T4">- Für jede Art von Aufgabe ein eigenes JSON-Format definieren</text:span></text:p>
            <text:p><text:span text:style-name="T4">→ </text:span><text:span text:style-name="T4">sowohl beim Anzeigen im Frontend als auch bei check() im Backend berücksichtigt wird</text:span></text:p>
            <text:p><text:span text:style-name="T4"/></text:p>
          </draw:text-box>
        </draw:frame>
        <draw:frame draw:style-name="gr13" draw:text-style-name="P12" draw:layer="layout" svg:width="18.032cm" svg:height="0.963cm" svg:x="1.317cm" svg:y="25.437cm">
          <draw:text-box>
            <text:p>Unit und lesson brauchen “generalPurpose Title” auf englisch!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03T15:10:52.176920894</meta:creation-date>
    <dc:date>2021-07-04T21:01:21.169061088</dc:date>
    <meta:editing-duration>PT1H3M29S</meta:editing-duration>
    <meta:editing-cycles>3</meta:editing-cycles>
    <meta:generator>LibreOffice/7.1.4.2$Linux_X86_64 LibreOffice_project/e19c8e005a853514adc94ef87a3fca3f43994787</meta:generator>
    <meta:document-statistic meta:object-count="16"/>
  </office:meta>
</office:document-meta>
</file>